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.5in" style:auto-text-indent="false"/>
    </style:style>
    <style:style style:name="P2" style:family="paragraph" style:parent-style-name="Standard">
      <style:paragraph-properties fo:margin-left="0.5in" fo:margin-right="0in" fo:text-indent="0.5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text-indent="0.5in" style:auto-text-indent="false">
        <style:tab-stops>
          <style:tab-stop style:position="1.8646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Standard">
      <style:paragraph-properties fo:margin-left="0.5in" fo:margin-right="0in" fo:text-indent="0.5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List_20_Paragraph" style:list-style-name="WWNum2">
      <style:text-properties fo:font-size="12pt" style:font-size-asian="12pt" style:font-size-complex="12pt"/>
    </style:style>
    <style:style style:name="P6" style:family="paragraph" style:parent-style-name="List_20_Paragraph" style:list-style-name="WWNum2">
      <style:paragraph-properties>
        <style:tab-stops>
          <style:tab-stop style:position="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List_20_Paragraph" style:list-style-name="WWNum2">
      <style:paragraph-properties>
        <style:tab-stops>
          <style:tab-stop style:position="3.75in" style:type="center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List_20_Paragraph" style:list-style-name="WWNum1"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left="0.5in" fo:margin-right="0in" fo:text-indent="0.5in" style:auto-text-indent="false" style:page-number="auto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.5in" fo:margin-right="0in" fo:text-indent="0.5in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paragraph-properties fo:margin-left="0.5in" fo:margin-right="0in" fo:text-indent="0.5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.5in" fo:margin-right="0in" fo:text-indent="0.5in" style:auto-text-indent="false"/>
      <style:text-properties fo:font-size="12pt" style:text-underline-style="solid" style:text-underline-width="auto" style:text-underline-color="font-color" fo:font-weight="bold" officeooo:paragraph-rsid="001c9780" style:font-size-asian="12pt" style:font-weight-asian="bold" style:font-size-complex="12pt"/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5in" fo:margin-right="0in" fo:text-indent="0.5in" style:auto-text-indent="false"/>
      <style:text-properties fo:font-size="12pt" officeooo:paragraph-rsid="001c9780" style:font-size-asian="12pt" style:font-size-complex="12pt"/>
    </style:style>
    <style:style style:name="P15" style:family="paragraph" style:parent-style-name="Standard">
      <style:paragraph-properties fo:margin-left="0.5in" fo:margin-right="0in" fo:text-indent="0.5in" style:auto-text-indent="false"/>
      <style:text-properties officeooo:paragraph-rsid="001c9780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paragraph-rsid="001c9780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cc43" style:font-size-asian="12pt" style:font-size-complex="12pt"/>
    </style:style>
    <style:style style:name="T4" style:family="text">
      <style:text-properties fo:font-size="12pt" officeooo:rsid="001c9780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c9780"/>
    </style:style>
    <style:style style:name="T7" style:family="text">
      <style:text-properties style:text-position="super 58%" fo:font-size="12pt" officeooo:rsid="001c9780" style:font-size-asian="12pt" style:font-size-complex="12pt"/>
    </style:style>
    <style:style style:name="T8" style:family="text">
      <style:text-properties style:text-position="super 58%" officeooo:rsid="001d26e2"/>
    </style:style>
    <style:style style:name="T9" style:family="text">
      <style:text-properties style:text-position="0% 100%"/>
    </style:style>
    <style:style style:name="T10" style:family="text">
      <style:text-properties officeooo:rsid="001d2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URRICULUM <text:s text:c="3"/>VITAE</text:p>
      <text:p text:style-name="P10">PERSONAL DETAILS<text:bookmark text:name="_GoBack"/></text:p>
      <text:p text:style-name="P2">NAME <text:s text:c="22"/>: ABDALLAH HABIB ABDUL</text:p>
      <text:p text:style-name="P2">DATE OF BIRTH <text:s text:c="6"/>: <text:s/>24/ 12 /1999</text:p>
      <text:p text:style-name="P2">GENDER <text:s text:c="19"/>: MALE</text:p>
      <text:p text:style-name="P2">NATIONALITY <text:s text:c="10"/>: KENYAN</text:p>
      <text:p text:style-name="P2">MOBILE NUMBER <text:s text:c="3"/>: +254718075249</text:p>
      <text:p text:style-name="P2">MARITAL STATUS <text:s text:c="3"/>: SINGLE</text:p>
      <text:p text:style-name="P1"><text:span text:style-name="T2">EMAIL <text:s text:c="2"/>ADDRESS <text:s text:c="3"/>: <text:s/></text:span><text:a xlink:type="simple" xlink:href="mailto:abdallahabdul056@gmail.com" text:style-name="Internet_20_link" text:visited-style-name="Visited_20_Internet_20_Link"><text:span text:style-name="T2">abdallahabdul056@gmail.com</text:span></text:a></text:p>
      <text:p text:style-name="P2"><text:s/></text:p>
      <text:p text:style-name="P4">EDUCATION <text:s text:c="3"/>BACKGROUND </text:p>
      <text:p text:style-name="P2"><text:span text:style-name="T10">22</text:span><text:span text:style-name="T8">nd</text:span><text:span text:style-name="T10"> Feb </text:span>2021 - <text:span text:style-name="T10">20</text:span><text:span text:style-name="T8">th</text:span><text:span text:style-name="T10"> Aug </text:span>2021 - <text:s/>MORINGA SCHOOL</text:p>
      <text:p text:style-name="P2"><text:s text:c="23"/>(SOFTWARE DEVELOPMENT)</text:p>
      <text:p text:style-name="P2">2019 – 2021 -THIKA TECHNICAL TRAINING INSTITUTE</text:p>
      <text:p text:style-name="P2"><text:s text:c="26"/>(TELECOMMUNICATION POWER OPTION)</text:p>
      <text:p text:style-name="P2">2015 -2018 - <text:s text:c="2"/>HEIGHTS ACADEMY </text:p>
      <text:p text:style-name="P2"><text:s text:c="25"/>KENYA CERTIFICATE OF SECONDARY EDUCATION</text:p>
      <text:p text:style-name="P2">2005- 2015 - <text:s/>KENYA CERTIFICATE OF PRIMARY EDUCATION</text:p>
      <text:p text:style-name="P2"><text:s text:c="27"/>MUMIAS MUSLIM PRIMARY SCHOOL</text:p>
      <text:p text:style-name="P2"><text:s text:c="3"/></text:p>
      <text:p text:style-name="P1"><text:span text:style-name="T5"><text:s text:c="10"/></text:span><text:span text:style-name="T1">PROFESSIONAL BACKGROUND </text:span></text:p>
      <text:p text:style-name="P2">SOFTWARE DEVELOPER</text:p>
      <text:list xml:id="list2886468543" text:style-name="WWNum2">
        <text:list-item>
          <text:p text:style-name="P5">Android Application (mobile app)</text:p>
        </text:list-item>
        <text:list-item>
          <text:p text:style-name="P6">Web application <text:tab/></text:p>
        </text:list-item>
        <text:list-item>
          <text:p text:style-name="P7">Test &amp; Debugging code <text:tab/></text:p>
        </text:list-item>
      </text:list>
      <text:p text:style-name="P3"/>
      <text:p text:style-name="P2"/>
      <text:p text:style-name="P4"/>
      <text:p text:style-name="P12">EXPERIECE BACKGROUND</text:p>
      <text:p text:style-name="P16"><text:soft-page-break/><text:span text:style-name="T4">2</text:span><text:span text:style-name="T7">nd</text:span><text:span text:style-name="T4"> July 2021- 20</text:span><text:span text:style-name="T7">th</text:span><text:span text:style-name="T4"> July 2021 – Front End Developer in Agronome Africa.</text:span></text:p>
      <text:p text:style-name="P2"/>
      <text:p text:style-name="P1"><text:span text:style-name="T5"><text:s/></text:span><text:span text:style-name="T1">HOBBIES</text:span></text:p>
      <text:list xml:id="list470194344" text:style-name="WWNum1">
        <text:list-item>
          <text:p text:style-name="P8">Coding</text:p>
        </text:list-item>
        <text:list-item>
          <text:p text:style-name="P8">Traveling</text:p>
        </text:list-item>
        <text:list-item>
          <text:p text:style-name="P8">Reading</text:p>
        </text:list-item>
        <text:list-item>
          <text:p text:style-name="P8">Swimming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REFEREES</text:p>
      <text:p text:style-name="P15"><text:span text:style-name="T2">Agnes Amukuye (Moringa </text:span><text:span text:style-name="T4">Access Team</text:span><text:span text:style-name="T2">)</text:span></text:p>
      <text:p text:style-name="P14">Email: agnes.amukhoye@moringaschool.com</text:p>
      <text:p text:style-name="P14">Contact: +254102086745</text:p>
      <text:p text:style-name="P12"/>
      <text:p text:style-name="P2">Sam <text:s text:c="2"/>Tomashi <text:span text:style-name="T6">(Technical Mentor Moringa School)</text:span></text:p>
      <text:p text:style-name="P2">Email: sam.tomashi@moringaschool.com</text:p>
      <text:p text:style-name="P2">Contact: +254712317212</text:p>
      <text:p text:style-name="P2"><text:s/></text:p>
      <text:p text:style-name="P2">Kennedy Wafula (Agronome Africa CEO)</text:p>
      <text:p text:style-name="P2">Email: <text:s/>kennedywafulais@hotmail.com</text:p>
      <text:p text:style-name="P2">Contact: +254752546048</text:p>
      <text:p text:style-name="P2"/>
      <text:p text:style-name="P2"/>
      <text:p text:style-name="P2"><text:s text:c="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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5.0311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6</meta:editing-cycles>
    <meta:print-date>2021-08-05T11:12:00</meta:print-date>
    <meta:creation-date>2021-08-05T09:56:00</meta:creation-date>
    <dc:date>2021-08-17T22:59:08.924842468</dc:date>
    <meta:editing-duration>PT3H59M28S</meta:editing-duration>
    <meta:generator>LibreOffice/6.4.7.2$Linux_X86_64 LibreOffice_project/40$Build-2</meta:generator>
    <meta:document-statistic meta:table-count="0" meta:image-count="0" meta:object-count="0" meta:page-count="3" meta:paragraph-count="44" meta:word-count="148" meta:character-count="1297" meta:non-whitespace-character-count="9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